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officeooo:rsid="00089443" officeooo:paragraph-rsid="00089443"/>
    </style:style>
    <style:style style:name="P2" style:family="paragraph" style:parent-style-name="Preformatted_20_Text">
      <style:paragraph-properties fo:text-align="start" style:justify-single-word="false"/>
      <style:text-properties officeooo:rsid="000bb48e" officeooo:paragraph-rsid="000bb48e"/>
    </style:style>
    <style:style style:name="P3" style:family="paragraph" style:parent-style-name="Preformatted_20_Text">
      <style:paragraph-properties fo:text-align="start" style:justify-single-word="false"/>
      <style:text-properties style:text-underline-style="solid" style:text-underline-width="auto" style:text-underline-color="font-color" officeooo:rsid="000bb48e" officeooo:paragraph-rsid="000bb48e"/>
    </style:style>
    <style:style style:name="P4" style:family="paragraph" style:parent-style-name="Preformatted_20_Text">
      <style:paragraph-properties fo:text-align="center" style:justify-single-word="false"/>
      <style:text-properties style:text-underline-style="solid" style:text-underline-width="auto" style:text-underline-color="font-color" fo:font-weight="bold" officeooo:rsid="000c5951" officeooo:paragraph-rsid="000c5951" style:font-weight-asian="bold" style:font-weight-complex="bold"/>
    </style:style>
    <style:style style:name="P5" style:family="paragraph" style:parent-style-name="Preformatted_20_Text">
      <style:paragraph-properties fo:text-align="center" style:justify-single-word="false"/>
      <style:text-properties style:text-underline-style="solid" style:text-underline-width="auto" style:text-underline-color="font-color" fo:font-weight="bold" officeooo:rsid="001eddce" officeooo:paragraph-rsid="001eddce" style:font-weight-asian="bold" style:font-weight-complex="bold"/>
    </style:style>
    <style:style style:name="P6" style:family="paragraph" style:parent-style-name="Preformatted_20_Text">
      <style:paragraph-properties fo:text-align="start" style:justify-single-word="false"/>
      <style:text-properties officeooo:rsid="000c5951" officeooo:paragraph-rsid="000c5951"/>
    </style:style>
    <style:style style:name="P7" style:family="paragraph" style:parent-style-name="Preformatted_20_Text">
      <style:paragraph-properties fo:text-align="start" style:justify-single-word="false"/>
      <style:text-properties style:text-underline-style="none" fo:font-weight="normal" officeooo:rsid="000c5951" officeooo:paragraph-rsid="000c5951" style:font-weight-asian="normal" style:font-weight-complex="normal"/>
    </style:style>
    <style:style style:name="P8" style:family="paragraph" style:parent-style-name="Preformatted_20_Text">
      <style:paragraph-properties fo:text-align="start" style:justify-single-word="false"/>
      <style:text-properties style:text-underline-style="none" fo:font-weight="normal" officeooo:rsid="000cd9fd" officeooo:paragraph-rsid="000cd9fd" style:font-weight-asian="normal" style:font-weight-complex="normal"/>
    </style:style>
    <style:style style:name="P9" style:family="paragraph" style:parent-style-name="Preformatted_20_Text">
      <style:paragraph-properties fo:text-align="start" style:justify-single-word="false"/>
      <style:text-properties style:text-underline-style="none" fo:font-weight="normal" officeooo:rsid="000e5fd3" officeooo:paragraph-rsid="000e5fd3" style:font-weight-asian="normal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style:text-underline-style="none" fo:font-weight="normal" officeooo:rsid="00115a9e" officeooo:paragraph-rsid="00115a9e" style:font-weight-asian="normal" style:font-weight-complex="normal"/>
    </style:style>
    <style:style style:name="P11" style:family="paragraph" style:parent-style-name="Preformatted_20_Text">
      <style:paragraph-properties fo:text-align="start" style:justify-single-word="false"/>
      <style:text-properties style:text-underline-style="none" fo:font-weight="normal" officeooo:rsid="001d4009" officeooo:paragraph-rsid="001d4009" style:font-weight-asian="normal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style:text-underline-style="none" fo:font-weight="normal" officeooo:rsid="001ee508" officeooo:paragraph-rsid="001ee508" style:font-weight-asian="normal" style:font-weight-complex="normal"/>
    </style:style>
    <style:style style:name="P13" style:family="paragraph" style:parent-style-name="Preformatted_20_Text">
      <style:paragraph-properties fo:text-align="start" style:justify-single-word="false"/>
      <style:text-properties officeooo:rsid="00115a9e" officeooo:paragraph-rsid="00115a9e"/>
    </style:style>
    <style:style style:name="P14" style:family="paragraph" style:parent-style-name="Preformatted_20_Text">
      <style:paragraph-properties fo:text-align="start" style:justify-single-word="false"/>
      <style:text-properties officeooo:rsid="00157b0f" officeooo:paragraph-rsid="00157b0f"/>
    </style:style>
    <style:style style:name="P15" style:family="paragraph" style:parent-style-name="Preformatted_20_Text">
      <style:paragraph-properties fo:text-align="start" style:justify-single-word="false"/>
      <style:text-properties officeooo:rsid="001646b1" officeooo:paragraph-rsid="001646b1"/>
    </style:style>
    <style:style style:name="P16" style:family="paragraph" style:parent-style-name="Preformatted_20_Text">
      <style:paragraph-properties fo:text-align="start" style:justify-single-word="false"/>
      <style:text-properties officeooo:rsid="0016eefa" officeooo:paragraph-rsid="0016eefa"/>
    </style:style>
    <style:style style:name="P17" style:family="paragraph" style:parent-style-name="Preformatted_20_Text">
      <style:paragraph-properties fo:text-align="start" style:justify-single-word="false"/>
      <style:text-properties officeooo:rsid="0018661b" officeooo:paragraph-rsid="0018661b"/>
    </style:style>
    <style:style style:name="P18" style:family="paragraph" style:parent-style-name="Preformatted_20_Text">
      <style:paragraph-properties fo:text-align="start" style:justify-single-word="false"/>
      <style:text-properties officeooo:rsid="0018a7ff" officeooo:paragraph-rsid="0018a7ff"/>
    </style:style>
    <style:style style:name="P19" style:family="paragraph" style:parent-style-name="Preformatted_20_Text">
      <style:paragraph-properties fo:text-align="start" style:justify-single-word="false"/>
      <style:text-properties officeooo:rsid="0019c924" officeooo:paragraph-rsid="0019c924"/>
    </style:style>
    <style:style style:name="P20" style:family="paragraph" style:parent-style-name="Preformatted_20_Text">
      <style:paragraph-properties fo:text-align="start" style:justify-single-word="false"/>
      <style:text-properties officeooo:rsid="0020d770" officeooo:paragraph-rsid="0020d770"/>
    </style:style>
    <style:style style:name="P21" style:family="paragraph" style:parent-style-name="Preformatted_20_Text">
      <style:paragraph-properties fo:text-align="start" style:justify-single-word="false"/>
      <style:text-properties officeooo:rsid="0024a498" officeooo:paragraph-rsid="0024a498"/>
    </style:style>
    <style:style style:name="P22" style:family="paragraph" style:parent-style-name="Preformatted_20_Text">
      <style:paragraph-properties fo:text-align="start" style:justify-single-word="false"/>
      <style:text-properties officeooo:rsid="0026df32" officeooo:paragraph-rsid="0026df32"/>
    </style:style>
    <style:style style:name="P23" style:family="paragraph" style:parent-style-name="Preformatted_20_Text">
      <style:paragraph-properties fo:text-align="start" style:justify-single-word="false"/>
      <style:text-properties officeooo:rsid="002ba49f" officeooo:paragraph-rsid="002ba49f"/>
    </style:style>
    <style:style style:name="T1" style:family="text">
      <style:text-properties officeooo:rsid="000cd9fd"/>
    </style:style>
    <style:style style:name="T2" style:family="text">
      <style:text-properties officeooo:rsid="00100ed6"/>
    </style:style>
    <style:style style:name="T3" style:family="text">
      <style:text-properties officeooo:rsid="00115a9e"/>
    </style:style>
    <style:style style:name="T4" style:family="text">
      <style:text-properties officeooo:rsid="0012e085"/>
    </style:style>
    <style:style style:name="T5" style:family="text">
      <style:text-properties officeooo:rsid="0013a3ae"/>
    </style:style>
    <style:style style:name="T6" style:family="text">
      <style:text-properties officeooo:rsid="00178029"/>
    </style:style>
    <style:style style:name="T7" style:family="text">
      <style:text-properties officeooo:rsid="0020d770"/>
    </style:style>
    <style:style style:name="T8" style:family="text">
      <style:text-properties officeooo:rsid="0021bdf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577e7" style:font-style-asian="italic" style:font-style-complex="italic"/>
    </style:style>
    <style:style style:name="T11" style:family="text">
      <style:text-properties fo:font-style="italic" officeooo:rsid="002cdc5c" style:font-style-asian="italic" style:font-style-complex="italic"/>
    </style:style>
    <style:style style:name="T12" style:family="text">
      <style:text-properties fo:font-style="italic" officeooo:rsid="002e5474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 for Assignment 1 (Team Squash)</text:p>
      <text:p text:style-name="P1"/>
      <text:p text:style-name="P1"/>
      <text:p text:style-name="P3">Classes written for this Assignment</text:p>
      <text:p text:style-name="P2">Frame</text:p>
      <text:p text:style-name="P2">Tile</text:p>
      <text:p text:style-name="P2">User</text:p>
      <text:p text:style-name="P2">Player</text:p>
      <text:p text:style-name="P6">PlayerTest</text:p>
      <text:p text:style-name="P6"/>
      <text:p text:style-name="P4">Frame docs</text:p>
      <text:p text:style-name="P11">Frame()</text:p>
      <text:p text:style-name="P11"><text:tab/>The only available constructor for this class in the current revision. It <text:tab/>initialises the ArrayList which backs the Frame, but does not link the Frame <text:tab/>to the Pool to be used for the furation of the game. The ArrayList backing <text:tab/>the frame is persitent for the duration of the game, and so no functionality <text:tab/>is exposed to allow for it to be re-initialised after this has been done in <text:tab/>the constructor (however, the design of ‘getLetters()’ does allow this to be <text:tab/>achieved, though this might change in future)</text:p>
      <text:p text:style-name="P4"/>
      <text:p text:style-name="P7">hasLetter(<text:span text:style-name="T7">&lt;Tile or char&gt;</text:span>)/hasLetters(<text:span text:style-name="T7">&lt;some collection&gt;</text:span>)</text:p>
      <text:p text:style-name="P7"><text:tab/>An overloaded method with an assortment of definitions, all of which <text:tab/>share <text:tab/>a <text:tab/>common functionality. They return a boolean (primitive) value, <text:tab/><text:span text:style-name="T1">indicating <text:tab/>whether a given letter or series thereof are present in the <text:tab/>Frame. It is assumed <text:tab/>that the Frame is going to be used in a single-<text:tab/>threaded context. These methods <text:tab/>are not written to be synchronised, as <text:tab/>the underlying implementation of the <text:tab/>Frame’s data, as an ArrayList&lt;Tile&gt;, <text:tab/>is also not synchronised. No exception thrown on failure (as boolean is <text:tab/>returned instead).</text:span></text:p>
      <text:p text:style-name="P7"/>
      <text:p text:style-name="P8"/>
      <text:p text:style-name="P9">refill()</text:p>
      <text:p text:style-name="P9"><text:tab/>A simple method which interacts with the Pool API to refill the Frame. <text:span text:style-name="T2">No <text:tab/>return value, exception thrown if refill fails.<text:tab/></text:span></text:p>
      <text:p text:style-name="P9"/>
      <text:p text:style-name="P10">consoleRender()</text:p>
      <text:p text:style-name="P2"><text:tab/><text:span text:style-name="T3">A simple method which uses the Arrays.toString() method to print out the <text:tab/>current state of the Frame, by calling upon the toString() method of each <text:tab/>tile. Printing is sent to stdout.</text:span></text:p>
      <text:p text:style-name="P2"/>
      <text:p text:style-name="P13">render()</text:p>
      <text:p text:style-name="P2"><text:tab/><text:span text:style-name="T3">A placeholder method which will be used later to allow for interaction with <text:tab/>javaFX to display the tile in a GUI environment.</text:span></text:p>
      <text:p text:style-name="P2"/>
      <text:p text:style-name="P13">removeAll(<text:span text:style-name="T7">&lt;some collection&gt;</text:span>)</text:p>
      <text:p text:style-name="P13"><text:tab/>An overloaded method which allows a collection of Characters/Tiles <text:tab/>(List&lt;Character&gt;, char[], String etc.) to be removed from the Frame. Since <text:tab/>the hasLetters() methods are almost all based on collections, there is no <text:tab/>signature provided for this method which takes only a single item to be <text:tab/>removed as an argument <text:span text:style-name="T5">(e.g. remove())</text:span>. This is done in order to ensure that <text:tab/>the Frame’s AP<text:span text:style-name="T4">I <text:tab/>will force developers to adopt good practice.</text:span></text:p>
      <text:p text:style-name="P13"/>
      <text:p text:style-name="P14">isEmpty()</text:p>
      <text:p text:style-name="P14"><text:tab/>Standard method used to check whether a Frame is empty. Adheres to naming <text:tab/>convention of the Collections Framework.</text:p>
      <text:p text:style-name="P14"/>
      <text:p text:style-name="P15">getLetters()</text:p>
      <text:p text:style-name="P15"><text:tab/>Returns a reference to the ArrayList which this Frame is backed by. The <text:tab/>ArrayList returned is not a copy, and so alterations thereto will affect the <text:tab/>values stored in the Frame. This behaviour might be changed in a later <text:tab/>update to ensure good programming practices are adhered to. (i.e. so that <text:tab/>one does not attempt to circumvent the built-in protection mechanisms of the <text:tab/>Frame class)</text:p>
      <text:p text:style-name="P15"/>
      <text:p text:style-name="P16"><text:soft-page-break/>getLettersAs&lt;some collection&gt;()</text:p>
      <text:p text:style-name="P16"><text:tab/>An assortment of methods, all of which return a collection which contains <text:tab/>the state of this Frame. <text:span text:style-name="T6">Some of the collections returned are copies, <text:tab/>whereas <text:tab/>others are not, and so they must be used with due care paid to the <text:tab/>comments <text:tab/>found in their definitions. This behaviour is also under review.</text:span></text:p>
      <text:p text:style-name="P16"/>
      <text:p text:style-name="P17">add(<text:span text:style-name="T7">&lt;Tile or char&gt;</text:span>)</text:p>
      <text:p text:style-name="P17"><text:tab/>A method to allow a single Tile to be added to this Frame. Exception thrown <text:tab/>if insertion fails. Alternate version with no exception thrown in event of <text:tab/>failure is being looked into for future releases.</text:p>
      <text:p text:style-name="P17"/>
      <text:p text:style-name="P18">addAll(<text:span text:style-name="T7">&lt;some collection&gt;</text:span>)</text:p>
      <text:p text:style-name="P18"><text:tab/>A method which allows for an array of Tiles to all be added to the Frame. In <text:tab/>its current implementation, Tiles from the provided Tile[] array will be <text:tab/>added to the Frame until either the array has been consumed, or the Frame is <text:tab/>full. An exception is thrown if the Frame reaches capacity before the array <text:tab/>is consumed. However, this method exhibits fail-fast behaviour. The elements <text:tab/>of the provided Tile[] array which had already been placed into the Frame <text:tab/>will not be removed before the exception is thrown. A fail-safe alternative <text:tab/>is being considered for a future release.</text:p>
      <text:p text:style-name="P18"/>
      <text:p text:style-name="P19">setPool()</text:p>
      <text:p text:style-name="P19"><text:tab/>A simple utility method to allow for the value of the ‘pool’ instance <text:tab/>variable to be set.<text:tab/></text:p>
      <text:p text:style-name="P19"/>
      <text:p text:style-name="P20">Please note: Usages of the word ‘collection’ above do NOT refer to the Java Collections Framework, unless explicit references thereto are made. Instead the canonical meaning is used.</text:p>
      <text:p text:style-name="P19"/>
      <text:p text:style-name="P5">Tile Docs</text:p>
      <text:p text:style-name="P12">Tile(char value)</text:p>
      <text:p text:style-name="P12"><text:tab/><text:span text:style-name="T8">The only constructor available in the current revision. Initialises a Tile <text:tab/>with a value equal to the one passed in as an argument to the constructor. <text:tab/>The value is stored as a Character object.</text:span></text:p>
      <text:p text:style-name="P12"/>
      <text:p text:style-name="P21">getValidCharactersSet()</text:p>
      <text:p text:style-name="P21"><text:tab/>Returns a reference to the final class variable VALID_CHARACTER_SET which is <text:tab/>a HashSet&lt;Character&gt; containing all valid characters for the current game, <text:tab/>as defined in the <text:span text:style-name="T9">assets/charset.conf file. All valid characters must be <text:tab/>placed on their own line. A space character is used to represent </text:span><text:span text:style-name="T10">the</text:span><text:span text:style-name="T9"> blank <text:tab/>tile.</text:span></text:p>
      <text:p text:style-name="P21"><text:span text:style-name="T9"/></text:p>
      <text:p text:style-name="P22"><text:span text:style-name="T9">tileArrayFromCharArray()</text:span></text:p>
      <text:p text:style-name="P22"><text:span text:style-name="T9"><text:tab/>A static method which takes a char[] array as input, and returns a Tile <text:tab/>array, containing references to Tiles whose values match the value of the <text:tab/>corresponding char in the input array.</text:span></text:p>
      <text:p text:style-name="P22"><text:span text:style-name="T9"/></text:p>
      <text:p text:style-name="P23"><text:span text:style-name="T9">tileArrayListFromCharacterList()</text:span></text:p>
      <text:p text:style-name="P23"><text:span text:style-name="T9"><text:tab/>A static method which takes a List&lt;Character&gt; as input, and returns an <text:tab/>ArrayList&lt;Tile&gt;, containing references to Tiles whose values match the value <text:tab/>of the corresponding Character in the input array. Since the Tile(&lt;char&gt;) <text:tab/>constructor is called, changes made to the returned ArrayList will not <text:tab/>propogate to the argument </text:span><text:span text:style-name="T11">its</text:span><text:span text:style-name="T12">el</text:span><text:span text:style-name="T11">f</text:span><text:span text:style-name="T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5T13:48:53.239673134</dc:date>
    <meta:editing-duration>PT35M7S</meta:editing-duration>
    <meta:editing-cycles>35</meta:editing-cycles>
    <meta:generator>LibreOffice/6.0.7.3$Linux_X86_64 LibreOffice_project/00m0$Build-3</meta:generator>
    <meta:document-statistic meta:table-count="0" meta:image-count="0" meta:object-count="0" meta:page-count="2" meta:paragraph-count="42" meta:word-count="833" meta:character-count="5232" meta:non-whitespace-character-count="4362"/>
  </office:meta>
</office:document-meta>
</file>